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ableElement.writeObject( java . io .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erializableElement.readObject( java . io . ObjectInputStream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ializableElement.ge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ableElement.SerializableElement( Elem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